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8cm" fo:min-width="13.23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13.75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3.7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342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6.35cm" svg:x="3.667cm" svg:y="4.04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351cm" svg:height="1.016cm" svg:x="3.667cm" svg:y="4.048cm">
          <text:p text:style-name="P1">Database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32cm" svg:height="1.016cm" svg:x="5.558cm" svg:y="8.529cm">
          <text:p text:style-name="P1">N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7.068cm" svg:height="1.657cm" svg:x="7.188cm" svg:y="5.294cm">
          <draw:text-box>
            <text:p text:style-name="P1">Which database would </text:p>
            <text:p text:style-name="P1">you like to use?</text:p>
          </draw:text-box>
        </draw:frame>
        <draw:custom-shape draw:style-name="gr3" draw:text-style-name="P1" draw:layer="layout" svg:width="4.332cm" svg:height="1.016cm" svg:x="11.659cm" svg:y="8.53cm">
          <text:p text:style-name="P1">O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08cm" svg:height="0.508cm" svg:x="3.91cm" svg:y="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4.711cm" svg:y="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5.512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09:17:55.966109000</meta:creation-date>
    <meta:generator>LibreOffice/4.3.2.2$MacOSX_x86 LibreOffice_project/edfb5295ba211bd31ad47d0bad0118690f76407d</meta:generator>
    <dc:date>2014-11-07T09:36:24.980362000</dc:date>
    <meta:editing-duration>PT17M6S</meta:editing-duration>
    <meta:editing-cycles>5</meta:editing-cycles>
    <meta:document-statistic meta:object-count="8"/>
  </office:meta>
</office:document-meta>
</file>